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No Alias</text:p>
          </table:table-cell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asica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sra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basic+sraa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401.bzip2/401.bzip2</text:p>
          </table:table-cell>
          <table:table-cell office:value-type="float" office:value="2461792" calcext:value-type="float">
            <text:p>2461792</text:p>
          </table:table-cell>
          <table:table-cell office:value-type="float" office:value="517277" calcext:value-type="float">
            <text:p>517277</text:p>
          </table:table-cell>
          <table:table-cell table:formula="of:=PRODUCT([.C3];100)/[.B3]" office:value-type="float" office:value="21.0122138669717" calcext:value-type="float">
            <text:p>21.012213867</text:p>
          </table:table-cell>
          <table:table-cell office:value-type="float" office:value="1266494" calcext:value-type="float">
            <text:p>1266494</text:p>
          </table:table-cell>
          <table:table-cell table:formula="of:=PRODUCT([.E3];100)/[.B3]" office:value-type="float" office:value="51.4460198099596" calcext:value-type="float">
            <text:p>51.44601981</text:p>
          </table:table-cell>
          <table:table-cell office:value-type="float" office:value="1291002" calcext:value-type="float">
            <text:p>1291002</text:p>
          </table:table-cell>
          <table:table-cell table:formula="of:=PRODUCT([.G3];100)/[.B3]" office:value-type="float" office:value="52.4415547698587" calcext:value-type="float">
            <text:p>52.4415547699</text:p>
          </table:table-cell>
        </table:table-row>
        <table:table-row table:style-name="ro1">
          <table:table-cell office:value-type="string" calcext:value-type="string">
            <text:p>471.omnetpp/471.omnetpp</text:p>
          </table:table-cell>
          <table:table-cell office:value-type="float" office:value="13208522" calcext:value-type="float">
            <text:p>13208522</text:p>
          </table:table-cell>
          <table:table-cell office:value-type="float" office:value="2472610" calcext:value-type="float">
            <text:p>2472610</text:p>
          </table:table-cell>
          <table:table-cell table:formula="of:=PRODUCT([.C4];100)/[.B4]" office:value-type="float" office:value="18.7198083176907" calcext:value-type="float">
            <text:p>18.7198083177</text:p>
          </table:table-cell>
          <table:table-cell office:value-type="float" office:value="237622" calcext:value-type="float">
            <text:p>237622</text:p>
          </table:table-cell>
          <table:table-cell table:formula="of:=PRODUCT([.E4];100)/[.B4]" office:value-type="float" office:value="1.79900521799487" calcext:value-type="float">
            <text:p>1.799005218</text:p>
          </table:table-cell>
          <table:table-cell office:value-type="float" office:value="2622494" calcext:value-type="float">
            <text:p>2622494</text:p>
          </table:table-cell>
          <table:table-cell table:formula="of:=PRODUCT([.G4];100)/[.B4]" office:value-type="float" office:value="19.8545605632485" calcext:value-type="float">
            <text:p>19.8545605632</text:p>
          </table:table-cell>
        </table:table-row>
        <table:table-row table:style-name="ro1">
          <table:table-cell office:value-type="string" calcext:value-type="string">
            <text:p>456.hmmer/456.hmmer</text:p>
          </table:table-cell>
          <table:table-cell office:value-type="float" office:value="2705443" calcext:value-type="float">
            <text:p>2705443</text:p>
          </table:table-cell>
          <table:table-cell office:value-type="float" office:value="240042" calcext:value-type="float">
            <text:p>240042</text:p>
          </table:table-cell>
          <table:table-cell table:formula="of:=PRODUCT([.C5];100)/[.B5]" office:value-type="float" office:value="8.87255802469318" calcext:value-type="float">
            <text:p>8.8725580247</text:p>
          </table:table-cell>
          <table:table-cell office:value-type="float" office:value="536472" calcext:value-type="float">
            <text:p>536472</text:p>
          </table:table-cell>
          <table:table-cell table:formula="of:=PRODUCT([.E5];100)/[.B5]" office:value-type="float" office:value="19.8293588148041" calcext:value-type="float">
            <text:p>19.8293588148</text:p>
          </table:table-cell>
          <table:table-cell office:value-type="float" office:value="629332" calcext:value-type="float">
            <text:p>629332</text:p>
          </table:table-cell>
          <table:table-cell table:formula="of:=PRODUCT([.G5];100)/[.B5]" office:value-type="float" office:value="23.2616987310396" calcext:value-type="float">
            <text:p>23.261698731</text:p>
          </table:table-cell>
        </table:table-row>
        <table:table-row table:style-name="ro1">
          <table:table-cell office:value-type="string" calcext:value-type="string">
            <text:p>464.h264ref/464.h264ref</text:p>
          </table:table-cell>
          <table:table-cell office:value-type="float" office:value="19727559" calcext:value-type="float">
            <text:p>19727559</text:p>
          </table:table-cell>
          <table:table-cell office:value-type="float" office:value="2438421" calcext:value-type="float">
            <text:p>2438421</text:p>
          </table:table-cell>
          <table:table-cell table:formula="of:=PRODUCT([.C6];100)/[.B6]" office:value-type="float" office:value="12.3604800776416" calcext:value-type="float">
            <text:p>12.3604800776</text:p>
          </table:table-cell>
          <table:table-cell office:value-type="float" office:value="1431837" calcext:value-type="float">
            <text:p>1431837</text:p>
          </table:table-cell>
          <table:table-cell table:formula="of:=PRODUCT([.E6];100)/[.B6]" office:value-type="float" office:value="7.25805458242452" calcext:value-type="float">
            <text:p>7.2580545824</text:p>
          </table:table-cell>
          <table:table-cell office:value-type="float" office:value="2950533" calcext:value-type="float">
            <text:p>2950533</text:p>
          </table:table-cell>
          <table:table-cell table:formula="of:=PRODUCT([.G6];100)/[.B6]" office:value-type="float" office:value="14.9564018538736" calcext:value-type="float">
            <text:p>14.9564018539</text:p>
          </table:table-cell>
        </table:table-row>
        <table:table-row table:style-name="ro1">
          <table:table-cell office:value-type="string" calcext:value-type="string">
            <text:p>403.gcc/403.gcc</text:p>
          </table:table-cell>
          <table:table-cell office:value-type="float" office:value="187921335" calcext:value-type="float">
            <text:p>187921335</text:p>
          </table:table-cell>
          <table:table-cell office:value-type="float" office:value="7655375" calcext:value-type="float">
            <text:p>7655375</text:p>
          </table:table-cell>
          <table:table-cell table:formula="of:=PRODUCT([.C7];100)/[.B7]" office:value-type="float" office:value="4.0737125457309" calcext:value-type="float">
            <text:p>4.0737125457</text:p>
          </table:table-cell>
          <table:table-cell office:value-type="string" calcext:value-type="string">
            <text:p>*</text:p>
          </table:table-cell>
          <table:table-cell table:formula="of:=PRODUCT([.E7];100)/[.B7]" office:value-type="float" office:value="0.000000532137556387624" calcext:value-type="float">
            <text:p>5.32137556387624E-07</text:p>
          </table:table-cell>
          <table:table-cell office:value-type="float" office:value="30706596" calcext:value-type="float">
            <text:p>30706596</text:p>
          </table:table-cell>
          <table:table-cell table:formula="of:=PRODUCT([.G7];100)/[.B7]" office:value-type="float" office:value="16.340132960422" calcext:value-type="float">
            <text:p>16.3401329604</text:p>
          </table:table-cell>
        </table:table-row>
        <table:table-row table:style-name="ro1">
          <table:table-cell office:value-type="string" calcext:value-type="string">
            <text:p>458.sjeng/458.sjeng</text:p>
          </table:table-cell>
          <table:table-cell office:value-type="float" office:value="494989" calcext:value-type="float">
            <text:p>494989</text:p>
          </table:table-cell>
          <table:table-cell office:value-type="float" office:value="357928" calcext:value-type="float">
            <text:p>357928</text:p>
          </table:table-cell>
          <table:table-cell table:formula="of:=PRODUCT([.C8];100)/[.B8]" office:value-type="float" office:value="72.3102937641039" calcext:value-type="float">
            <text:p>72.3102937641</text:p>
          </table:table-cell>
          <table:table-cell office:value-type="float" office:value="262229" calcext:value-type="float">
            <text:p>262229</text:p>
          </table:table-cell>
          <table:table-cell table:formula="of:=PRODUCT([.E8];100)/[.B8]" office:value-type="float" office:value="52.9767328162848" calcext:value-type="float">
            <text:p>52.9767328163</text:p>
          </table:table-cell>
          <table:table-cell office:value-type="float" office:value="387261" calcext:value-type="float">
            <text:p>387261</text:p>
          </table:table-cell>
          <table:table-cell table:formula="of:=PRODUCT([.G8];100)/[.B8]" office:value-type="float" office:value="78.2362840386352" calcext:value-type="float">
            <text:p>78.2362840386</text:p>
          </table:table-cell>
        </table:table-row>
        <table:table-row table:style-name="ro1">
          <table:table-cell office:value-type="string" calcext:value-type="string">
            <text:p>473.astar/473.astar</text:p>
          </table:table-cell>
          <table:table-cell office:value-type="float" office:value="85975" calcext:value-type="float">
            <text:p>85975</text:p>
          </table:table-cell>
          <table:table-cell office:value-type="float" office:value="36273" calcext:value-type="float">
            <text:p>36273</text:p>
          </table:table-cell>
          <table:table-cell table:formula="of:=PRODUCT([.C9];100)/[.B9]" office:value-type="float" office:value="42.1901715615004" calcext:value-type="float">
            <text:p>42.1901715615</text:p>
          </table:table-cell>
          <table:table-cell office:value-type="float" office:value="46456" calcext:value-type="float">
            <text:p>46456</text:p>
          </table:table-cell>
          <table:table-cell table:formula="of:=PRODUCT([.E9];100)/[.B9]" office:value-type="float" office:value="54.0343123000872" calcext:value-type="float">
            <text:p>54.0343123001</text:p>
          </table:table-cell>
          <table:table-cell office:value-type="float" office:value="54994" calcext:value-type="float">
            <text:p>54994</text:p>
          </table:table-cell>
          <table:table-cell table:formula="of:=PRODUCT([.G9];100)/[.B9]" office:value-type="float" office:value="63.9651061355045" calcext:value-type="float">
            <text:p>63.9651061355</text:p>
          </table:table-cell>
        </table:table-row>
        <table:table-row table:style-name="ro1">
          <table:table-cell office:value-type="string" calcext:value-type="string">
            <text:p>483.xalancbmk/483.xalancbmk</text:p>
          </table:table-cell>
          <table:table-cell office:value-type="float" office:value="10437594" calcext:value-type="float">
            <text:p>10437594</text:p>
          </table:table-cell>
          <table:table-cell office:value-type="float" office:value="1745210" calcext:value-type="float">
            <text:p>1745210</text:p>
          </table:table-cell>
          <table:table-cell table:formula="of:=PRODUCT([.C10];100)/[.B10]" office:value-type="float" office:value="16.7204242663587" calcext:value-type="float">
            <text:p>16.7204242664</text:p>
          </table:table-cell>
          <table:table-cell office:value-type="float" office:value="3015227" calcext:value-type="float">
            <text:p>3015227</text:p>
          </table:table-cell>
          <table:table-cell table:formula="of:=PRODUCT([.E10];100)/[.B10]" office:value-type="float" office:value="28.8881422289466" calcext:value-type="float">
            <text:p>28.8881422289</text:p>
          </table:table-cell>
          <table:table-cell office:value-type="float" office:value="3505336" calcext:value-type="float">
            <text:p>3505336</text:p>
          </table:table-cell>
          <table:table-cell table:formula="of:=PRODUCT([.G10];100)/[.B10]" office:value-type="float" office:value="33.5837550301343" calcext:value-type="float">
            <text:p>33.5837550301</text:p>
          </table:table-cell>
        </table:table-row>
        <table:table-row table:style-name="ro1">
          <table:table-cell office:value-type="string" calcext:value-type="string">
            <text:p>445.gobmk/445.gobmk</text:p>
          </table:table-cell>
          <table:table-cell office:value-type="float" office:value="3406077" calcext:value-type="float">
            <text:p>3406077</text:p>
          </table:table-cell>
          <table:table-cell office:value-type="float" office:value="1587231" calcext:value-type="float">
            <text:p>1587231</text:p>
          </table:table-cell>
          <table:table-cell table:formula="of:=PRODUCT([.C11];100)/[.B11]" office:value-type="float" office:value="46.5999741051069" calcext:value-type="float">
            <text:p>46.5999741051</text:p>
          </table:table-cell>
          <table:table-cell office:value-type="float" office:value="463926" calcext:value-type="float">
            <text:p>463926</text:p>
          </table:table-cell>
          <table:table-cell table:formula="of:=PRODUCT([.E11];100)/[.B11]" office:value-type="float" office:value="13.6205376449211" calcext:value-type="float">
            <text:p>13.6205376449</text:p>
          </table:table-cell>
          <table:table-cell office:value-type="float" office:value="2271244" calcext:value-type="float">
            <text:p>2271244</text:p>
          </table:table-cell>
          <table:table-cell table:formula="of:=PRODUCT([.G11];100)/[.B11]" office:value-type="float" office:value="66.6821096528352" calcext:value-type="float">
            <text:p>66.6821096528</text:p>
          </table:table-cell>
        </table:table-row>
        <table:table-row table:style-name="ro1">
          <table:table-cell office:value-type="string" calcext:value-type="string">
            <text:p>429.mcf/429.mcf</text:p>
          </table:table-cell>
          <table:table-cell office:value-type="float" office:value="49544" calcext:value-type="float">
            <text:p>49544</text:p>
          </table:table-cell>
          <table:table-cell office:value-type="float" office:value="6908" calcext:value-type="float">
            <text:p>6908</text:p>
          </table:table-cell>
          <table:table-cell table:formula="of:=PRODUCT([.C12];100)/[.B12]" office:value-type="float" office:value="13.943161634103" calcext:value-type="float">
            <text:p>13.9431616341</text:p>
          </table:table-cell>
          <table:table-cell office:value-type="float" office:value="16976" calcext:value-type="float">
            <text:p>16976</text:p>
          </table:table-cell>
          <table:table-cell table:formula="of:=PRODUCT([.E12];100)/[.B12]" office:value-type="float" office:value="34.2644921685774" calcext:value-type="float">
            <text:p>34.2644921686</text:p>
          </table:table-cell>
          <table:table-cell office:value-type="float" office:value="18657" calcext:value-type="float">
            <text:p>18657</text:p>
          </table:table-cell>
          <table:table-cell table:formula="of:=PRODUCT([.G12];100)/[.B12]" office:value-type="float" office:value="37.6574358146294" calcext:value-type="float">
            <text:p>37.6574358146</text:p>
          </table:table-cell>
        </table:table-row>
        <table:table-row table:style-name="ro1">
          <table:table-cell office:value-type="string" calcext:value-type="string">
            <text:p>400.perlbench/400.perlbench</text:p>
          </table:table-cell>
          <table:table-cell office:value-type="float" office:value="24390897" calcext:value-type="float">
            <text:p>24390897</text:p>
          </table:table-cell>
          <table:table-cell office:value-type="float" office:value="2171191" calcext:value-type="float">
            <text:p>2171191</text:p>
          </table:table-cell>
          <table:table-cell table:formula="of:=PRODUCT([.C13];100)/[.B13]" office:value-type="float" office:value="8.90164474065878" calcext:value-type="float">
            <text:p>8.9016447407</text:p>
          </table:table-cell>
          <table:table-cell office:value-type="float" office:value="3270780" calcext:value-type="float">
            <text:p>3270780</text:p>
          </table:table-cell>
          <table:table-cell table:formula="of:=PRODUCT([.E13];100)/[.B13]" office:value-type="float" office:value="13.4098389247431" calcext:value-type="float">
            <text:p>13.4098389247</text:p>
          </table:table-cell>
          <table:table-cell office:value-type="float" office:value="4175839" calcext:value-type="float">
            <text:p>4175839</text:p>
          </table:table-cell>
          <table:table-cell table:formula="of:=PRODUCT([.G13];100)/[.B13]" office:value-type="float" office:value="17.1204814648678" calcext:value-type="float">
            <text:p>17.1204814649</text:p>
          </table:table-cell>
        </table:table-row>
        <table:table-row table:style-name="ro1">
          <table:table-cell office:value-type="string" calcext:value-type="string">
            <text:p>462.libquantum/462.libquantum</text:p>
          </table:table-cell>
          <table:table-cell office:value-type="float" office:value="115925" calcext:value-type="float">
            <text:p>115925</text:p>
          </table:table-cell>
          <table:table-cell office:value-type="float" office:value="46262" calcext:value-type="float">
            <text:p>46262</text:p>
          </table:table-cell>
          <table:table-cell table:formula="of:=PRODUCT([.C14];100)/[.B14]" office:value-type="float" office:value="39.906836316584" calcext:value-type="float">
            <text:p>39.9068363166</text:p>
          </table:table-cell>
          <table:table-cell office:value-type="float" office:value="35739" calcext:value-type="float">
            <text:p>35739</text:p>
          </table:table-cell>
          <table:table-cell table:formula="of:=PRODUCT([.E14];100)/[.B14]" office:value-type="float" office:value="30.8294155704119" calcext:value-type="float">
            <text:p>30.8294155704</text:p>
          </table:table-cell>
          <table:table-cell office:value-type="float" office:value="62212" calcext:value-type="float">
            <text:p>62212</text:p>
          </table:table-cell>
          <table:table-cell table:formula="of:=PRODUCT([.G14];100)/[.B14]" office:value-type="float" office:value="53.6657321544102" calcext:value-type="float">
            <text:p>53.6657321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7:52:59.717013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5:52:28.786488361</meta:creation-date>
    <dc:date>2016-10-04T11:58:09.901507344</dc:date>
    <meta:editing-duration>PT19H42M48S</meta:editing-duration>
    <meta:editing-cycles>9</meta:editing-cycles>
    <meta:generator>LibreOffice/5.1.4.2$Linux_X86_64 LibreOffice_project/10m0$Build-2</meta:generator>
    <meta:document-statistic meta:table-count="1" meta:cell-count="105" meta:object-count="0"/>
  </office:meta>
</office:document-meta>
</file>